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9bb6" officeooo:paragraph-rsid="00069bb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69bb6"/>
    </style:style>
    <style:style style:name="P4" style:family="paragraph" style:parent-style-name="Standard">
      <style:paragraph-properties fo:text-align="justify" style:justify-single-word="false"/>
      <style:text-properties officeooo:paragraph-rsid="000a7d1f"/>
    </style:style>
    <style:style style:name="P5" style:family="paragraph" style:parent-style-name="Standard">
      <style:paragraph-properties fo:text-align="justify" style:justify-single-word="false"/>
      <style:text-properties officeooo:paragraph-rsid="000acc20"/>
    </style:style>
    <style:style style:name="P6" style:family="paragraph" style:parent-style-name="Standard">
      <style:paragraph-properties fo:text-align="justify" style:justify-single-word="false"/>
      <style:text-properties officeooo:paragraph-rsid="000ae2f8"/>
    </style:style>
    <style:style style:name="P7" style:family="paragraph" style:parent-style-name="Standard">
      <style:paragraph-properties fo:text-align="justify" style:justify-single-word="false"/>
      <style:text-properties officeooo:paragraph-rsid="000bfc06"/>
    </style:style>
    <style:style style:name="P8" style:family="paragraph" style:parent-style-name="Standard">
      <style:paragraph-properties fo:text-align="justify" style:justify-single-word="false"/>
      <style:text-properties officeooo:paragraph-rsid="000d3641"/>
    </style:style>
    <style:style style:name="P9" style:family="paragraph" style:parent-style-name="Standard">
      <style:paragraph-properties fo:text-align="justify" style:justify-single-word="false"/>
      <style:text-properties officeooo:paragraph-rsid="000e5f7e"/>
    </style:style>
    <style:style style:name="P10" style:family="paragraph" style:parent-style-name="Standard">
      <style:paragraph-properties fo:text-align="justify" style:justify-single-word="false"/>
      <style:text-properties officeooo:paragraph-rsid="00174c25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69bb6" officeooo:paragraph-rsid="00069bb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069bb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0d364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0bfc0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69bb6" officeooo:paragraph-rsid="00069bb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ae2f8" officeooo:paragraph-rsid="000acc2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085e91" officeooo:paragraph-rsid="00085e91"/>
    </style:style>
    <style:style style:name="P18" style:family="paragraph" style:parent-style-name="Standard">
      <style:paragraph-properties fo:text-align="justify" style:justify-single-word="false"/>
      <style:text-properties fo:color="#ce181e" officeooo:paragraph-rsid="000acc20"/>
    </style:style>
    <style:style style:name="P19" style:family="paragraph" style:parent-style-name="Standard">
      <style:paragraph-properties fo:text-align="justify" style:justify-single-word="false"/>
      <style:text-properties officeooo:rsid="000d3641" officeooo:paragraph-rsid="000d3641"/>
    </style:style>
    <style:style style:name="P20" style:family="paragraph" style:parent-style-name="Standard">
      <style:paragraph-properties fo:text-align="justify" style:justify-single-word="false"/>
      <style:text-properties officeooo:rsid="0015f06b"/>
    </style:style>
    <style:style style:name="P21" style:family="paragraph" style:parent-style-name="Standard">
      <style:paragraph-properties fo:text-align="justify" style:justify-single-word="false"/>
      <style:text-properties officeooo:rsid="00198ef7" officeooo:paragraph-rsid="00198ef7"/>
    </style:style>
    <style:style style:name="P22" style:family="paragraph" style:parent-style-name="Text_20_body">
      <style:paragraph-properties fo:text-align="justify" style:justify-single-word="false"/>
      <style:text-properties officeooo:rsid="0012bcd8" officeooo:paragraph-rsid="0012bcd8"/>
    </style:style>
    <style:style style:name="P23" style:family="paragraph" style:parent-style-name="Text_20_body">
      <style:paragraph-properties fo:text-align="justify" style:justify-single-word="false"/>
      <style:text-properties officeooo:rsid="001eafed" officeooo:paragraph-rsid="001eafed"/>
    </style:style>
    <style:style style:name="P24" style:family="paragraph" style:parent-style-name="Text_20_body">
      <style:paragraph-properties fo:text-align="justify" style:justify-single-word="false"/>
      <style:text-properties officeooo:rsid="001ff995" officeooo:paragraph-rsid="001ff995"/>
    </style:style>
    <style:style style:name="P25" style:family="paragraph" style:parent-style-name="Title">
      <style:paragraph-properties fo:text-align="start" style:justify-single-word="false"/>
      <style:text-properties fo:font-size="16pt" fo:background-color="#7da7d8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officeooo:paragraph-rsid="00289930"/>
    </style:style>
    <style:style style:name="P27" style:family="paragraph" style:parent-style-name="Standard">
      <style:paragraph-properties fo:text-align="justify" style:justify-single-word="false"/>
      <style:text-properties officeooo:rsid="000d3641" officeooo:paragraph-rsid="000d3641"/>
    </style:style>
    <style:style style:name="P28" style:family="paragraph" style:parent-style-name="Standard">
      <style:paragraph-properties fo:text-align="justify" style:justify-single-word="false"/>
      <style:text-properties officeooo:rsid="000d3641" officeooo:paragraph-rsid="00298e7e"/>
    </style:style>
    <style:style style:name="P29" style:family="paragraph" style:parent-style-name="Text_20_body">
      <style:paragraph-properties fo:text-align="justify" style:justify-single-word="false"/>
      <style:text-properties officeooo:rsid="0020d2f0" officeooo:paragraph-rsid="0020d2f0"/>
    </style:style>
    <style:style style:name="P30" style:family="paragraph" style:parent-style-name="Text_20_body">
      <style:text-properties officeooo:rsid="0020d2f0" officeooo:paragraph-rsid="0020d2f0"/>
    </style:style>
    <style:style style:name="P31" style:family="paragraph" style:parent-style-name="Text_20_body">
      <style:text-properties officeooo:rsid="0020d2f0" officeooo:paragraph-rsid="0026ec10"/>
    </style:style>
    <style:style style:name="P32" style:family="paragraph" style:parent-style-name="Text_20_body">
      <style:text-properties fo:font-weight="bold" officeooo:rsid="0020d2f0" officeooo:paragraph-rsid="0020d2f0" style:font-weight-asian="bold" style:font-weight-complex="bold"/>
    </style:style>
    <style:style style:name="P33" style:family="paragraph" style:parent-style-name="Text_20_body">
      <style:text-properties fo:font-weight="bold" officeooo:rsid="0020d2f0" officeooo:paragraph-rsid="00211f6e" style:font-weight-asian="bold" style:font-weight-complex="bold"/>
    </style:style>
    <style:style style:name="P34" style:family="paragraph" style:parent-style-name="Text_20_body">
      <style:text-properties fo:font-weight="bold" officeooo:rsid="0020d2f0" officeooo:paragraph-rsid="002b37f7" style:font-weight-asian="bold" style:font-weight-complex="bold"/>
    </style:style>
    <style:style style:name="P35" style:family="paragraph" style:parent-style-name="Text_20_body">
      <style:text-properties fo:font-weight="bold" officeooo:rsid="0022ddc3" officeooo:paragraph-rsid="0022ddc3" style:font-weight-asian="bold" style:font-weight-complex="bold"/>
    </style:style>
    <style:style style:name="P36" style:family="paragraph" style:parent-style-name="Text_20_body">
      <style:text-properties fo:font-weight="bold" officeooo:rsid="0022ddc3" officeooo:paragraph-rsid="00257afa" style:font-weight-asian="bold" style:font-weight-complex="bold"/>
    </style:style>
    <style:style style:name="P37" style:family="paragraph" style:parent-style-name="Text_20_body">
      <style:text-properties fo:font-weight="bold" officeooo:rsid="0022ddc3" officeooo:paragraph-rsid="0026239b" style:font-weight-asian="bold" style:font-weight-complex="bold"/>
    </style:style>
    <style:style style:name="P38" style:family="paragraph" style:parent-style-name="Text_20_body">
      <style:text-properties fo:font-weight="bold" officeooo:rsid="0022ddc3" officeooo:paragraph-rsid="0026ec10" style:font-weight-asian="bold" style:font-weight-complex="bold"/>
    </style:style>
    <style:style style:name="P39" style:family="paragraph" style:parent-style-name="Text_20_body">
      <style:text-properties fo:font-weight="bold" officeooo:rsid="0022ddc3" officeooo:paragraph-rsid="002d179e" style:font-weight-asian="bold" style:font-weight-complex="bold"/>
    </style:style>
    <style:style style:name="P40" style:family="paragraph" style:parent-style-name="Text_20_body">
      <style:text-properties fo:font-weight="bold" officeooo:rsid="00291013" officeooo:paragraph-rsid="00291013" style:font-weight-asian="bold" style:font-weight-complex="bold"/>
    </style:style>
    <style:style style:name="P41" style:family="paragraph" style:parent-style-name="Text_20_body">
      <style:text-properties officeooo:paragraph-rsid="00211f6e"/>
    </style:style>
    <style:style style:name="P42" style:family="paragraph" style:parent-style-name="Text_20_body">
      <style:text-properties fo:font-size="14pt" fo:font-style="italic" fo:font-weight="bold" officeooo:rsid="0020d2f0" officeooo:paragraph-rsid="0020d2f0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Text_20_body">
      <style:text-properties officeooo:paragraph-rsid="00257afa"/>
    </style:style>
    <style:style style:name="P44" style:family="paragraph" style:parent-style-name="Text_20_body">
      <style:text-properties officeooo:paragraph-rsid="0026ec10"/>
    </style:style>
    <style:style style:name="P45" style:family="paragraph" style:parent-style-name="Heading_20_3">
      <style:text-properties fo:background-color="#7da7d8"/>
    </style:style>
    <style:style style:name="P46" style:family="paragraph" style:parent-style-name="Heading_20_3">
      <style:paragraph-properties fo:text-align="justify" style:justify-single-word="false"/>
      <style:text-properties officeooo:paragraph-rsid="0012bcd8" fo:background-color="#7da7d8"/>
    </style:style>
    <style:style style:name="P47" style:family="paragraph" style:parent-style-name="Heading_20_3">
      <style:paragraph-properties fo:text-align="justify" style:justify-single-word="false"/>
      <style:text-properties officeooo:rsid="0020d2f0" officeooo:paragraph-rsid="0020d2f0" fo:background-color="#7da7d8"/>
    </style:style>
    <style:style style:name="T1" style:family="text">
      <style:text-properties officeooo:rsid="00069b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7d1f" style:font-weight-asian="bold" style:font-weight-complex="bold"/>
    </style:style>
    <style:style style:name="T4" style:family="text">
      <style:text-properties fo:font-weight="bold" officeooo:rsid="0020d2f0" style:font-weight-asian="bold" style:font-weight-complex="bold"/>
    </style:style>
    <style:style style:name="T5" style:family="text">
      <style:text-properties fo:font-weight="bold" officeooo:rsid="0026ec10" style:font-weight-asian="bold" style:font-weight-complex="bold"/>
    </style:style>
    <style:style style:name="T6" style:family="text">
      <style:text-properties style:use-window-font-color="true" style:text-underline-style="none"/>
    </style:style>
    <style:style style:name="T7" style:family="text">
      <style:text-properties officeooo:rsid="00085e91"/>
    </style:style>
    <style:style style:name="T8" style:family="text">
      <style:text-properties officeooo:rsid="000a7d1f"/>
    </style:style>
    <style:style style:name="T9" style:family="text">
      <style:text-properties officeooo:rsid="000ae2f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ae2f8" style:font-weight-asian="normal" style:font-weight-complex="normal"/>
    </style:style>
    <style:style style:name="T12" style:family="text">
      <style:text-properties fo:font-weight="normal" officeooo:rsid="000bfc06" style:font-weight-asian="normal" style:font-weight-complex="normal"/>
    </style:style>
    <style:style style:name="T13" style:family="text">
      <style:text-properties fo:font-weight="normal" officeooo:rsid="000d3641" style:font-weight-asian="normal" style:font-weight-complex="normal"/>
    </style:style>
    <style:style style:name="T14" style:family="text">
      <style:text-properties fo:font-weight="normal" officeooo:rsid="00211f6e" style:font-weight-asian="normal" style:font-weight-complex="normal"/>
    </style:style>
    <style:style style:name="T15" style:family="text">
      <style:text-properties fo:font-weight="normal" officeooo:rsid="0021dea2" style:font-weight-asian="normal" style:font-weight-complex="normal"/>
    </style:style>
    <style:style style:name="T16" style:family="text">
      <style:text-properties fo:font-weight="normal" officeooo:rsid="00242b94" style:font-weight-asian="normal" style:font-weight-complex="normal"/>
    </style:style>
    <style:style style:name="T17" style:family="text">
      <style:text-properties fo:font-weight="normal" officeooo:rsid="00257afa" style:font-weight-asian="normal" style:font-weight-complex="normal"/>
    </style:style>
    <style:style style:name="T18" style:family="text">
      <style:text-properties fo:font-weight="normal" officeooo:rsid="0020d2f0" style:font-weight-asian="normal" style:font-weight-complex="normal"/>
    </style:style>
    <style:style style:name="T19" style:family="text">
      <style:text-properties fo:font-weight="normal" officeooo:rsid="0026239b" style:font-weight-asian="normal" style:font-weight-complex="normal"/>
    </style:style>
    <style:style style:name="T20" style:family="text">
      <style:text-properties fo:font-weight="normal" officeooo:rsid="002928a2" style:font-weight-asian="normal" style:font-weight-complex="normal"/>
    </style:style>
    <style:style style:name="T21" style:family="text">
      <style:text-properties fo:font-weight="normal" officeooo:rsid="002b23c7" style:font-weight-asian="normal" style:font-weight-complex="normal"/>
    </style:style>
    <style:style style:name="T22" style:family="text">
      <style:text-properties fo:font-weight="normal" officeooo:rsid="002d179e" style:font-weight-asian="normal" style:font-weight-complex="normal"/>
    </style:style>
    <style:style style:name="T23" style:family="text">
      <style:text-properties fo:color="#ce181e"/>
    </style:style>
    <style:style style:name="T24" style:family="text">
      <style:text-properties fo:color="#ce181e" fo:font-weight="bold" style:font-weight-asian="bold" style:font-weight-complex="bold"/>
    </style:style>
    <style:style style:name="T25" style:family="text">
      <style:text-properties fo:color="#ce181e" fo:font-weight="bold" officeooo:rsid="000bfc06" style:font-weight-asian="bold" style:font-weight-complex="bold"/>
    </style:style>
    <style:style style:name="T26" style:family="text">
      <style:text-properties fo:color="#ce181e" fo:font-weight="bold" officeooo:rsid="00298e7e" style:font-weight-asian="bold" style:font-weight-complex="bold"/>
    </style:style>
    <style:style style:name="T27" style:family="text">
      <style:text-properties fo:color="#ce181e" fo:font-weight="normal" style:font-weight-asian="normal" style:font-weight-complex="normal"/>
    </style:style>
    <style:style style:name="T28" style:family="text">
      <style:text-properties fo:color="#ce181e" fo:font-weight="normal" officeooo:rsid="000bfc06" style:font-weight-asian="normal" style:font-weight-complex="normal"/>
    </style:style>
    <style:style style:name="T29" style:family="text">
      <style:text-properties officeooo:rsid="000bfc06"/>
    </style:style>
    <style:style style:name="T30" style:family="text">
      <style:text-properties officeooo:rsid="000e5f7e"/>
    </style:style>
    <style:style style:name="T31" style:family="text">
      <style:text-properties officeooo:rsid="0012bcd8"/>
    </style:style>
    <style:style style:name="T32" style:family="text">
      <style:text-properties officeooo:rsid="00141822"/>
    </style:style>
    <style:style style:name="T33" style:family="text">
      <style:text-properties officeooo:rsid="001b0faf"/>
    </style:style>
    <style:style style:name="T34" style:family="text">
      <style:text-properties officeooo:rsid="001cf6e2"/>
    </style:style>
    <style:style style:name="T35" style:family="text">
      <style:text-properties officeooo:rsid="001ff995"/>
    </style:style>
    <style:style style:name="T36" style:family="text">
      <style:text-properties officeooo:rsid="0020d2f0"/>
    </style:style>
    <style:style style:name="T37" style:family="text">
      <style:text-properties officeooo:rsid="00211f6e"/>
    </style:style>
    <style:style style:name="T38" style:family="text">
      <style:text-properties fo:font-size="14pt" fo:font-style="italic" fo:font-weight="bold" officeooo:rsid="0020d2f0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officeooo:rsid="0021dea2"/>
    </style:style>
    <style:style style:name="T40" style:family="text">
      <style:text-properties officeooo:rsid="00257afa"/>
    </style:style>
    <style:style style:name="T41" style:family="text">
      <style:text-properties officeooo:rsid="002b23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bre o Jogo</text:p>
      <text:p text:style-name="P2">Nome: Jokenpô Battle</text:p>
      <text:p text:style-name="P2"/>
      <text:h text:style-name="P45" text:outline-level="3">Descrição:</text:h>
      <text:p text:style-name="P2">- Um jogo de Jokenpô onde você terá que enfrentar inimigos <text:span text:style-name="T1">através</text:span> de batalhas de Jokenpô. <text:span text:style-name="T1">Podendo subir de Nível e enfrentar desafios cada vez maiores.</text:span></text:p>
      <text:p text:style-name="P2"/>
      <text:h text:style-name="P45" text:outline-level="3">Jogabilidade:</text:h>
      <text:p text:style-name="P12">Level Up:</text:p>
      <text:p text:style-name="P3">É <text:span text:style-name="T32">possível</text:span> subir o seu Nivel vencendo as batalhas, fazendo isto você conseguirá desabilitar novas jogadas.</text:p>
      <text:p text:style-name="P2"/>
      <text:p text:style-name="P12">Inimigos:</text:p>
      <text:p text:style-name="P3">Cada inimigo possui uma <text:span text:style-name="T32">característica</text:span> própria possibilitando uma maior <text:span text:style-name="T32">chance</text:span> de uso de determinadas jogadas e diminuindo a <text:span text:style-name="T32">chance</text:span> de outras.</text:p>
      <text:p text:style-name="P3">(OBS: Na descrição de cada inimigo possui dicas para o <text:span text:style-name="T1">Jogador</text:span> tentar adivinhar qual é o ponto forte e qual é o ponto fraco do Inimigo).</text:p>
      <text:p text:style-name="P2"/>
      <text:p text:style-name="P12">Batalhas:</text:p>
      <text:p text:style-name="P3"><text:span text:style-name="T6">1. </text:span>Em uma batalha existe uma meta de pontuação que varia de acordo com o nivel da missão.</text:p>
      <text:p text:style-name="P3">2. <text:span text:style-name="T1">Pa</text:span>ra cada Round o vencedor ganha 10 pontos, o perdedor ganha 0 ponto e no caso de empate ambos ganharão 5 pontos.</text:p>
      <text:p text:style-name="P3">3. <text:span text:style-name="T1">Se a batalha terminar em empate então o Jogador receberá só metade da experiência.</text:span></text:p>
      <text:p text:style-name="P1">4. Se a batalha terminar em derrota (para o Jogador) então o jogador receberá somente 10% da experiencia.</text:p>
      <text:p text:style-name="P3"/>
      <text:p text:style-name="P11">Experiência:</text:p>
      <text:p text:style-name="P15">1. Sempre que terminar uma Batalha você receberá experiencia.</text:p>
      <text:p text:style-name="P15">2. Sempre que atingir uma quantidade <text:span text:style-name="T32">mínima</text:span> de experiência é possível habilitar novas Jogadas.</text:p>
      <text:p text:style-name="P15">3. <text:span text:style-name="T7">Sempre que atingir quantidade mínima de Nível é possível fazer novas missões e enfrentar desafios maiores.</text:span></text:p>
      <text:p text:style-name="P15"/>
      <text:p text:style-name="P11">Jogadas:</text:p>
      <text:p text:style-name="P17">1. As jogadas são </text:p>
      <text:p text:style-name="P2"/>
      <text:p text:style-name="P2"><text:span text:style-name="T1">A</text:span> cada missão o Player terá que enfrentar uma quantidade especifica de inimigos.*</text:p>
      <text:p text:style-name="P2"/>
      <text:p text:style-name="P21">Adicionar Jogadas:</text:p>
      <text:p text:style-name="P21">1. Para comprar novas jogadas você usa os PJ ( Pontos de Jogadas), você ganha 1 desses pontos a cada nível.</text:p>
      <text:p text:style-name="P21">2. Para ativar Novas Jogadas basta você clicar nelas e elas serão colocadas em “Jogadas Ativas”, você também pode <text:span text:style-name="T33">desativá-las</text:span> clicando novamente neles, então elas serão passadas para a área de “Jogadas desativadas”</text:p>
      <text:p text:style-name="P21">3. Você começa o jogo com 1 slot de Jogadas, e você ganha 1 slot a mais a cada 2 <text:span text:style-name="T34">níveis</text:span></text:p>
      <text:p text:style-name="P2"/>
      <text:h text:style-name="P46" text:outline-level="3"><text:soft-page-break/><text:span text:style-name="T31">Níveis</text:span>:</text:h>
      <text:p text:style-name="P22">OBS: A cada nível vai ser necessário mais 200 de exp</text:p>
      <text:p text:style-name="P22">Nv2 = 300 (+300)</text:p>
      <text:p text:style-name="P22">Nv3 = 800 (+500)</text:p>
      <text:p text:style-name="P22">Nv4 = 1500 (+700)</text:p>
      <text:p text:style-name="P22">Nv5 = 2400 (+900)</text:p>
      <text:p text:style-name="P22">Nv6 = 3500 (+1100)</text:p>
      <text:p text:style-name="P22">Nv7 = 4800 (+1300)</text:p>
      <text:p text:style-name="P23">Nv8 = 6300 (+1500)</text:p>
      <text:p text:style-name="P23">Nv9 = <text:span text:style-name="T35">8000 (+1700)</text:span></text:p>
      <text:p text:style-name="P24">Nv10 = 9900 (+1900)</text:p>
      <text:p text:style-name="P29"/>
      <text:h text:style-name="P47" text:outline-level="3">Níveis de Batalha:</text:h>
      <text:p text:style-name="P42">Batalha Nível 1:</text:p>
      <text:p text:style-name="P30"><text:span text:style-name="T2">Descrição: </text:span>Jogadas Simples</text:p>
      <text:p text:style-name="P30"><text:span text:style-name="T2">Jogadas: </text:span>Pedra, Papel, Tesoura</text:p>
      <text:p text:style-name="P35"><text:span text:style-name="T39">E</text:span>XP: <text:span text:style-name="T10">V</text:span><text:span text:style-name="T16">itória</text:span><text:span text:style-name="T10"> = 100 / E</text:span><text:span text:style-name="T16">mpate</text:span><text:span text:style-name="T10"> = 50 / D</text:span><text:span text:style-name="T16">errota</text:span><text:span text:style-name="T10"> = 20</text:span></text:p>
      <text:p text:style-name="P40">Pontos para terminar: <text:span text:style-name="T10">50</text:span></text:p>
      <text:p text:style-name="P30"/>
      <text:p text:style-name="P41"><text:span text:style-name="T38">Batalha Nível 2:</text:span></text:p>
      <text:p text:style-name="P31"><text:span text:style-name="T2">Descrição: </text:span>Jogadas Simples <text:span text:style-name="T37">(+ esponja)</text:span></text:p>
      <text:p text:style-name="P44"><text:span text:style-name="T4">Jogadas: </text:span>Pedra, Papel, Tesoura, <text:span text:style-name="T36">Esponja</text:span></text:p>
      <text:p text:style-name="P38"><text:span text:style-name="T39">E</text:span>XP: <text:span text:style-name="T10">V</text:span><text:span text:style-name="T16">itória</text:span><text:span text:style-name="T10"> = 130 / E</text:span><text:span text:style-name="T16">mpate</text:span><text:span text:style-name="T10"> = 65 / D</text:span><text:span text:style-name="T16">errota</text:span><text:span text:style-name="T10"> = 26 (+ 30%)</text:span></text:p>
      <text:p text:style-name="P40">Pontos para terminar: <text:span text:style-name="T20">60</text:span></text:p>
      <text:p text:style-name="P32"/>
      <text:p text:style-name="P44"><text:span text:style-name="T38">Batalha Nível 3: </text:span>(Dono da Papelaria)</text:p>
      <text:p text:style-name="P44"><text:span text:style-name="T4">Descrição: </text:span><text:span text:style-name="T5">Menos chance de usar pedra</text:span> <text:span text:style-name="T37">(2x Papel e Tesoura)</text:span></text:p>
      <text:p text:style-name="P44"><text:span text:style-name="T4">Jogadas: </text:span>Pedra, Papel, Tesoura, <text:span text:style-name="T37">Papel, Tesoura</text:span></text:p>
      <text:p text:style-name="P38"><text:span text:style-name="T39">E</text:span>XP: <text:span text:style-name="T10">V</text:span><text:span text:style-name="T16">itória</text:span><text:span text:style-name="T10"> = 1</text:span><text:span text:style-name="T17">60</text:span><text:span text:style-name="T10"> / E</text:span><text:span text:style-name="T16">mpate</text:span><text:span text:style-name="T10"> = </text:span><text:span text:style-name="T17">80</text:span><text:span text:style-name="T10"> / D</text:span><text:span text:style-name="T16">errota</text:span><text:span text:style-name="T10"> = </text:span><text:span text:style-name="T17">32</text:span><text:span text:style-name="T10"> (+ </text:span><text:span text:style-name="T17">6</text:span><text:span text:style-name="T10">0%)</text:span></text:p>
      <text:p text:style-name="P40">Pontos para terminar:<text:span text:style-name="T10"> 6</text:span><text:span text:style-name="T20">5</text:span></text:p>
      <text:p text:style-name="P33"/>
      <text:p text:style-name="P32"><text:soft-page-break/>Batalha Nível 4: <text:span text:style-name="T14">(Funcionário do Parque Aquático)</text:span></text:p>
      <text:p text:style-name="P43"><text:span text:style-name="T4">Descrição: </text:span><text:span text:style-name="T15">T</text:span><text:span text:style-name="T18">em uma pequena chance de usar jogada </text:span><text:span text:style-name="T15">Água ou </text:span><text:span text:style-name="T17">Ar</text:span><text:span text:style-name="T37"> (+ Água e Ar)</text:span></text:p>
      <text:p text:style-name="P43"><text:span text:style-name="T4">Jogadas: </text:span>Pedra, Papel, Tesoura, Pedra, Papel, Tesoura, Água, <text:span text:style-name="T40">Ar</text:span></text:p>
      <text:p text:style-name="P36"><text:span text:style-name="T39">E</text:span>XP: <text:span text:style-name="T10">V</text:span><text:span text:style-name="T16">itória</text:span><text:span text:style-name="T10"> = 1</text:span><text:span text:style-name="T17">90</text:span><text:span text:style-name="T10"> / E</text:span><text:span text:style-name="T16">mpate</text:span><text:span text:style-name="T10"> = </text:span><text:span text:style-name="T17">95</text:span><text:span text:style-name="T10"> / D</text:span><text:span text:style-name="T16">errota</text:span><text:span text:style-name="T10"> = </text:span><text:span text:style-name="T17">38</text:span><text:span text:style-name="T10"> (+ </text:span><text:span text:style-name="T17">9</text:span><text:span text:style-name="T10">0%)</text:span></text:p>
      <text:p text:style-name="P40">Pontos para terminar: <text:span text:style-name="T20">70</text:span></text:p>
      <text:p text:style-name="Text_20_body"/>
      <text:p text:style-name="P32">Batalha Nível 5:</text:p>
      <text:p text:style-name="P41"><text:span text:style-name="T4">Descrição: </text:span><text:span text:style-name="T39">T</text:span>em uma pequena chance de usar jogada <text:span text:style-name="T39">Água ou </text:span>Fogo (<text:span text:style-name="T39">+ </text:span>Água e Fogo)</text:p>
      <text:p text:style-name="P41"><text:span text:style-name="T4">Jogadas: </text:span>Pedra, Papel, Tesoura, Pedra, Papel, Tesoura, <text:span text:style-name="T37">Água, Fogo</text:span></text:p>
      <text:p text:style-name="P36"><text:span text:style-name="T39">E</text:span>XP: <text:span text:style-name="T10">V</text:span><text:span text:style-name="T16">itória</text:span><text:span text:style-name="T10"> = </text:span><text:span text:style-name="T17">220</text:span><text:span text:style-name="T10"> / E</text:span><text:span text:style-name="T16">mpate</text:span><text:span text:style-name="T10"> = </text:span><text:span text:style-name="T17">110</text:span><text:span text:style-name="T10"> / D</text:span><text:span text:style-name="T16">errota</text:span><text:span text:style-name="T10"> = </text:span><text:span text:style-name="T17">44</text:span><text:span text:style-name="T10"> (+ </text:span><text:span text:style-name="T17">12</text:span><text:span text:style-name="T10">0%)</text:span></text:p>
      <text:p text:style-name="P40">Pontos para terminar: <text:span text:style-name="T10">7</text:span><text:span text:style-name="T20">5</text:span></text:p>
      <text:p text:style-name="P33"/>
      <text:p text:style-name="P32">Batalha Nível 6:</text:p>
      <text:p text:style-name="P41"><text:span text:style-name="T4">Descrição: </text:span><text:span text:style-name="T15">Usa Jogada F</text:span><text:span text:style-name="T10">ogo </text:span><text:span text:style-name="T21">e Esponja</text:span> <text:span text:style-name="T39">(+ Fogo e Esponja)</text:span></text:p>
      <text:p text:style-name="P41"><text:span text:style-name="T4">Jogadas: </text:span>Pedra, Papel, Tesoura, <text:span text:style-name="T41">Esponja, </text:span>Fogo</text:p>
      <text:p text:style-name="P37"><text:span text:style-name="T39">E</text:span>XP: <text:span text:style-name="T10">V</text:span><text:span text:style-name="T16">itória</text:span><text:span text:style-name="T10"> = </text:span><text:span text:style-name="T17">2</text:span><text:span text:style-name="T19">5</text:span><text:span text:style-name="T17">0</text:span><text:span text:style-name="T10"> / E</text:span><text:span text:style-name="T16">mpate</text:span><text:span text:style-name="T10"> = </text:span><text:span text:style-name="T17">1</text:span><text:span text:style-name="T19">25</text:span><text:span text:style-name="T10"> / D</text:span><text:span text:style-name="T16">errota</text:span><text:span text:style-name="T10"> = </text:span><text:span text:style-name="T19">50</text:span><text:span text:style-name="T10"> (+ </text:span><text:span text:style-name="T17">1</text:span><text:span text:style-name="T19">5</text:span><text:span text:style-name="T10">0%)</text:span></text:p>
      <text:p text:style-name="P40">Pontos para terminar:<text:span text:style-name="T10"> </text:span><text:span text:style-name="T20">80</text:span></text:p>
      <text:p text:style-name="P33"/>
      <text:p text:style-name="P32">Batalha Nível 7:</text:p>
      <text:p text:style-name="P41"><text:span text:style-name="T4">Descrição: </text:span>Mais chances de se usar a jogada <text:span text:style-name="T39">Fogo, também usa Água e Ar (2x Fogo + Água e Ar + Esponja )</text:span></text:p>
      <text:p text:style-name="P34">Jogadas: <text:span text:style-name="T10">Pedra, Papel, Tesoura, </text:span><text:span text:style-name="T19">Esponja,</text:span><text:span text:style-name="T10"> </text:span><text:span text:style-name="T15">Ar, Água, Fogo, Fogo</text:span></text:p>
      <text:p text:style-name="P39"><text:span text:style-name="T15">EXP: V</text:span><text:span text:style-name="T16">itória</text:span><text:span text:style-name="T15"> = </text:span><text:span text:style-name="T22">300</text:span><text:span text:style-name="T15"> / E</text:span><text:span text:style-name="T16">mpate</text:span><text:span text:style-name="T15"> = </text:span><text:span text:style-name="T17">1</text:span><text:span text:style-name="T22">50</text:span><text:span text:style-name="T15"> / D</text:span><text:span text:style-name="T16">errota</text:span><text:span text:style-name="T15"> = </text:span><text:span text:style-name="T22">6</text:span><text:span text:style-name="T19">0</text:span><text:span text:style-name="T15"> (+ </text:span><text:span text:style-name="T17">1</text:span><text:span text:style-name="T19">5</text:span><text:span text:style-name="T15">0%)</text:span></text:p>
      <text:p text:style-name="P40"><text:span text:style-name="T39">Pontos para terminar: </text:span><text:span text:style-name="T22">300</text:span></text:p>
      <text:p text:style-name="P33"/>
      <text:p text:style-name="P35"><text:span text:style-name="T10"/></text:p>
      <text:p text:style-name="P32"/>
      <text:h text:style-name="P45" text:outline-level="3">Lógica de Programação:</text:h>
      <text:p text:style-name="P2">- Para aumentar ou diminuir as <text:span text:style-name="T31">chances</text:span> dos inimigos usarem determinadas jogadas, basta fazer com que o Mach.random tenha um numero maior de possibilidades nas quais algumas vão repetir as mesmas jogadas.</text:p>
      <text:p text:style-name="P2"/>
      <text:p text:style-name="P25"><text:soft-page-break/>Jogadas</text:p>
      <text:p text:style-name="P2">Pedra</text:p>
      <text:p text:style-name="P2">Fogo</text:p>
      <text:p text:style-name="P2">Tesoura</text:p>
      <text:p text:style-name="P2">Esponja</text:p>
      <text:p text:style-name="P2">Papel</text:p>
      <text:p text:style-name="P2">Ar</text:p>
      <text:p text:style-name="P20">Água</text:p>
      <text:p text:style-name="P2"/>
      <text:p text:style-name="P25">Poder das Jogadas</text:p>
      <text:p text:style-name="P2">### Pedra ###</text:p>
      <text:p text:style-name="P4"><text:span text:style-name="T3">Vitória</text:span><text:span text:style-name="T2">: </text:span>Tesoura, Fogo</text:p>
      <text:p text:style-name="P9"><text:span text:style-name="T2">Empat</text:span><text:span text:style-name="T3">e</text:span><text:span text:style-name="T2">: </text:span><text:span text:style-name="T11">Pedra</text:span>, <text:span text:style-name="T9">Água, Ar</text:span></text:p>
      <text:p text:style-name="P10"><text:span text:style-name="T3">Derrota</text:span><text:span text:style-name="T2">: </text:span>Papel, <text:s/>Esponja</text:p>
      <text:p text:style-name="P2"/>
      <text:p text:style-name="P2">### Tesoura ###</text:p>
      <text:p text:style-name="P4"><text:span text:style-name="T3">Vitória</text:span><text:span text:style-name="T2">: </text:span>Esponja, Papel</text:p>
      <text:p text:style-name="P6"><text:span text:style-name="T2">Empat</text:span><text:span text:style-name="T3">e</text:span><text:span text:style-name="T2">: </text:span>Tesoura ,<text:span text:style-name="T2"> </text:span>Ar, <text:span text:style-name="T9">Água</text:span></text:p>
      <text:p text:style-name="P4"><text:span text:style-name="T3">Derrota</text:span><text:span text:style-name="T2">: </text:span>Pedra, Fogo</text:p>
      <text:p text:style-name="P2"/>
      <text:p text:style-name="P2">### Papel ###</text:p>
      <text:p text:style-name="P7"><text:span text:style-name="T3">Vitória:</text:span><text:span text:style-name="T2"> </text:span>Pedra, Esponja</text:p>
      <text:p text:style-name="P6"><text:span text:style-name="T2">Empat</text:span><text:span text:style-name="T3">e</text:span><text:span text:style-name="T2">: </text:span>Papel, <text:span text:style-name="T9">Ar</text:span></text:p>
      <text:p text:style-name="P5"><text:span text:style-name="T3">Derrota</text:span><text:span text:style-name="T2">: </text:span><text:span text:style-name="T11">Tesoura, Fogo, Água</text:span></text:p>
      <text:p text:style-name="P16"/>
      <text:p text:style-name="P7">### <text:span text:style-name="T29">Esponja</text:span> ### <text:span text:style-name="T30">(Só serve para dar counter em água)</text:span></text:p>
      <text:p text:style-name="P26"><text:span text:style-name="T3">Vitória:</text:span><text:span text:style-name="T2"> </text:span><text:span text:style-name="T13">Água, <text:s/></text:span><text:span text:style-name="T12">Pedra</text:span></text:p>
      <text:p text:style-name="P9"><text:span text:style-name="T2">Empat</text:span><text:span text:style-name="T3">e</text:span><text:span text:style-name="T2">: <text:s/></text:span><text:span text:style-name="T12">Esponja, <text:s/>Ar</text:span></text:p>
      <text:p text:style-name="P8"><text:span text:style-name="T3">Derrota</text:span><text:span text:style-name="T2">: <text:s/></text:span><text:span text:style-name="T10">Fogo, </text:span><text:span text:style-name="T13">Tesoura, Papel</text:span></text:p>
      <text:p text:style-name="P14"/>
      <text:p text:style-name="P7">### <text:span text:style-name="T29">Ar</text:span> ### <text:span text:style-name="T30">(foco em empate ou vitória)</text:span></text:p>
      <text:p text:style-name="P8"><text:span text:style-name="T3">Vitória:</text:span><text:span text:style-name="T2"> <text:s/></text:span><text:span text:style-name="T11">Fogo</text:span></text:p>
      <text:p text:style-name="P8"><text:span text:style-name="T2">Empat</text:span><text:span text:style-name="T3">e</text:span><text:span text:style-name="T2">: <text:s/></text:span><text:span text:style-name="T12">Ar, <text:s/>Papel, <text:s/>Pedra, <text:s/>Água, <text:s/>Esponja, <text:s/>Tesoura</text:span></text:p>
      <text:p text:style-name="P7"><text:span text:style-name="T3">Derrota</text:span><text:span text:style-name="T2">: </text:span></text:p>
      <text:p text:style-name="P19"><text:span text:style-name="T24">Observação: </text:span><text:span text:style-name="T27">Só pode usar 2 vezes</text:span></text:p>
      <text:p text:style-name="P14"/>
      <text:p text:style-name="P7">### <text:span text:style-name="T29">Água</text:span> ### <text:span text:style-name="T30">(foco em empate ou vitória)</text:span></text:p>
      <text:p text:style-name="P8"><text:span text:style-name="T3">Vitória:</text:span><text:span text:style-name="T2"> <text:s/></text:span><text:span text:style-name="T10">Papel, </text:span><text:span text:style-name="T11"><text:s/>Fogo</text:span></text:p>
      <text:p text:style-name="P9"><text:span text:style-name="T2">Empat</text:span><text:span text:style-name="T3">e</text:span><text:span text:style-name="T2">: </text:span><text:span text:style-name="T12">Água</text:span><text:span text:style-name="T11">, Pedra, <text:s/></text:span><text:span text:style-name="T12">Ar, <text:s/>Tesoura</text:span></text:p>
      <text:p text:style-name="P8"><text:span text:style-name="T3">Derrota</text:span><text:span text:style-name="T2">: <text:s/></text:span><text:span text:style-name="T12">Esponja</text:span></text:p>
      <text:p text:style-name="P19"><text:span text:style-name="T25">Observação: </text:span><text:span text:style-name="T28">Só pode usar 2 vezes</text:span></text:p>
      <text:p text:style-name="P28"><text:span text:style-name="T25">Crítico: </text:span><text:span text:style-name="T26">Fogo</text:span><text:span text:style-name="T28"> (+5 Pontos)</text:span></text:p>
      <text:p text:style-name="P7"/>
      <text:p text:style-name="P6">### Fogo ### <text:span text:style-name="T30">(Ou ganha ou Perde) OBS: Precisa de Nivel 3</text:span></text:p>
      <text:p text:style-name="P6"><text:span text:style-name="T3">Vitória</text:span><text:span text:style-name="T2">:</text:span> Tesoura, Esponja, Papel</text:p>
      <text:p text:style-name="P13">Empat<text:span text:style-name="T8">e</text:span>: <text:span text:style-name="T11">Fogo</text:span></text:p>
      <text:p text:style-name="P8"><text:span text:style-name="T3">Derrota</text:span><text:span text:style-name="T2">:</text:span> Ar, Pedra, <text:span text:style-name="T11">Água</text:span></text:p>
      <text:p text:style-name="P5"><text:span text:style-name="T24">Crítico: </text:span><text:span text:style-name="T23">Papel (+5 Pontos)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23:27:26.344641228</meta:creation-date>
    <dc:date>2019-11-18T21:27:05.430721816</dc:date>
    <meta:editing-duration>PT11H51M32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4" meta:paragraph-count="116" meta:word-count="827" meta:character-count="4673" meta:non-whitespace-character-count="3943"/>
  </office:meta>
</office:document-meta>
</file>